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  <style:text-properties officeooo:paragraph-rsid="005fe718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 style:font-weight-asian="bold" style:font-weight-complex="bold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ff7700" style:text-line-through-style="none" style:text-line-through-type="none" style:font-name="Roboto Mono" fo:font-size="10.5pt" fo:letter-spacing="normal" fo:font-style="normal" style:text-underline-style="none" fo:font-weight="bold" officeooo:rsid="005a8c9d" style:text-blinking="false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paragraph-rsid="0050eda9" style:text-blinking="false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officeooo:paragraph-rsid="005c957e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5ed407" officeooo:paragraph-rsid="005ed407" style:font-name-asian="Times New Roman" style:font-size-asian="14pt" style:language-asian="pt" style:country-asian="BR" style:font-style-asian="italic" style:font-weight-asian="bold" style:font-name-complex="Courier New2"/>
    </style:style>
    <style:style style:name="P14" style:family="paragraph" style:parent-style-name="Standard">
      <style:paragraph-properties fo:margin-top="0cm" fo:margin-bottom="0cm" loext:contextual-spacing="true" fo:line-height="100%"/>
      <style:text-properties officeooo:paragraph-rsid="005fe718"/>
    </style:style>
    <style:style style:name="P15" style:family="paragraph">
      <style:paragraph-properties style:writing-mode="lr-tb"/>
      <style:text-properties style:font-name="Chilanka" fo:font-size="24pt"/>
    </style:style>
    <style:style style:name="P16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normal" officeooo:rsid="005fe718" style:text-blinking="false" fo:background-color="#ffffff" loext:char-shading-value="0" style:font-size-asian="11pt" style:font-style-asian="normal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000000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style:font-name="Roboto Mono" fo:font-size="10.5pt" fo:letter-spacing="normal" fo:font-style="normal" fo:font-weight="bold" officeooo:rsid="005d85f4" fo:background-color="transparent" loext:char-shading-value="0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fo:color="#000000" style:font-name="Roboto Mono" fo:font-size="10.5pt" fo:letter-spacing="normal" fo:font-style="normal" fo:font-weight="normal" officeooo:rsid="004c9f87" fo:background-color="transparent" loext:char-shading-value="0" style:font-size-asian="11pt" style:font-style-asian="normal" style:font-weight-asian="normal" style:font-size-complex="11pt"/>
    </style:style>
    <style:style style:name="T7" style:family="text">
      <style:text-properties style:font-name="Roboto Mono" fo:font-size="10.5pt" fo:font-style="normal" fo:font-weight="normal"/>
    </style:style>
    <style:style style:name="T8" style:family="text">
      <style:text-properties style:font-name="Roboto Mono" fo:font-size="10.5pt" fo:font-style="normal" fo:font-weight="bold"/>
    </style:style>
    <style:style style:name="T9" style:family="text">
      <style:text-properties style:font-name="Roboto Mono" fo:font-size="10.5pt" fo:font-style="normal" fo:font-weight="bold" officeooo:rsid="005c957e"/>
    </style:style>
    <style:style style:name="T10" style:family="text">
      <style:text-properties style:font-name="Roboto Mono" fo:font-size="10.5pt" fo:font-style="normal" fo:font-weight="bold" officeooo:rsid="005d85f4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d85f4"/>
    </style:style>
    <style:style style:name="T14" style:family="text">
      <style:text-properties officeooo:rsid="005c957e"/>
    </style:style>
    <style:style style:name="T15" style:family="text">
      <style:text-properties officeooo:rsid="005d85f4"/>
    </style:style>
    <style:style style:name="T16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3cm" fo:min-width="1.8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vertical-align="middle" draw:auto-grow-height="false" fo:min-height="1.506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64cm" fo:min-width="2.6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5.754cm" fo:min-width="9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5cm" fo:min-width="0.69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6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16" svg:width="0.717cm" svg:height="0.874cm" svg:x="18.154cm" svg:y="0.005cm"><text:p text:style-name="P15"><text:span text:style-name="T16">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Invocamos</text:p>
      <text:p text:style-name="P1"/>
      <text:p text:style-name="P2"/>
      <text:p text:style-name="P2"><text:bookmark text:name="cifra_tom"/>Tom: <text:span text:style-name="T14">A</text:span></text:p>
      <text:p text:style-name="P3"><text:span text:style-name="Internet_20_link"><text:span text:style-name="T1">Capotraste 2° casa</text:span></text:span></text:p>
      <text:p text:style-name="P3"><text:span text:style-name="Internet_20_link"><text:span text:style-name="T1"/></text:span></text:p>
      <text:p text:style-name="P12"><text:span text:style-name="T2">Intro </text:span><text:span text:style-name="T3">: <text:s/></text:span><text:span text:style-name="T4">A</text:span><text:span text:style-name="T5">9</text:span><text:span text:style-name="T6"> <text:s/></text:span><text:span text:style-name="T4">F#m</text:span><text:span text:style-name="T5">9</text:span><text:span text:style-name="T6"> <text:s/></text:span><text:span text:style-name="T4">D</text:span><text:span text:style-name="T5">9</text:span><text:span text:style-name="T6"> <text:s/></text:span><text:span text:style-name="T4">F#m</text:span><text:span text:style-name="T5">9</text:span><text:span text:style-name="T6"> <text:s/></text:span><text:span text:style-name="T4">E</text:span></text:p>
      <text:p text:style-name="P11"><text:bookmark text:name="cifra_afi"/><text:bookmark text:name="cifra_capo"/></text:p>
      <text:p text:style-name="P9"/>
      <text:p text:style-name="P4"><text:s/><text:span text:style-name="T8">A</text:span><text:span text:style-name="T9">9 </text:span><text:span text:style-name="T7"><text:s text:c="20"/></text:span><text:span text:style-name="T8">F#m</text:span><text:span text:style-name="T10">9</text:span></text:p>
      <text:p text:style-name="P5">Rei, sobre o trono estás</text:p>
      <text:p text:style-name="P4"><text:s text:c="13"/><text:span text:style-name="T8">D</text:span><text:span text:style-name="T10">9</text:span><text:span text:style-name="T7"> <text:s text:c="6"/></text:span><text:span text:style-name="T8">F#m</text:span><text:span text:style-name="T10">9</text:span><text:span text:style-name="T7"> <text:s/></text:span><text:span text:style-name="T8">E</text:span></text:p>
      <text:p text:style-name="P5">Sempre reinarás, És san—to</text:p>
      <text:p text:style-name="P5"/>
      <text:p text:style-name="P4"><text:s/><text:span text:style-name="T8">A</text:span><text:span text:style-name="T10">9</text:span><text:span text:style-name="T7"> <text:s text:c="18"/></text:span><text:span text:style-name="T8">F#m</text:span><text:span text:style-name="T10">9</text:span></text:p>
      <text:p text:style-name="P5">Deus, que jamais falhou</text:p>
      <text:p text:style-name="P4"><text:s text:c="12"/><text:span text:style-name="T8">D</text:span><text:span text:style-name="T10">9</text:span><text:span text:style-name="T7"> <text:s text:c="6"/></text:span><text:span text:style-name="T8">F#m</text:span><text:span text:style-name="T10">9</text:span><text:span text:style-name="T7"> <text:s/></text:span><text:span text:style-name="T8">E</text:span></text:p>
      <text:p text:style-name="P5">Nunca falhará, nos <text:s/>ou--ve</text:p>
      <text:p text:style-name="P8"/>
      <text:p text:style-name="P5"/>
      <text:p text:style-name="P8"><draw:custom-shape text:anchor-type="paragraph" draw:z-index="2" draw:name="Forma1" draw:style-name="gr4" draw:text-style-name="P18" svg:width="9.018cm" svg:height="5.755cm" svg:x="-0.155cm" svg:y="0.256cm"><text:p/><draw:enhanced-geometry svg:viewBox="0 0 21600 21600" draw:type="rectangle" draw:enhanced-path="M 0 0 L 21600 0 21600 21600 0 21600 0 0 Z N"/></draw:custom-shape></text:p>
      <text:p text:style-name="P6">A<text:span text:style-name="T15">9</text:span></text:p>
      <text:p text:style-name="P4"><text:s text:c="2"/><text:span text:style-name="T7">Invocamos Tua presença aqui</text:span></text:p>
      <text:p text:style-name="P6">F#m<text:span text:style-name="T15">9</text:span></text:p>
      <text:p text:style-name="P4"><text:s text:c="2"/><text:span text:style-name="T7">Tua glória nós vamos sentir</text:span></text:p>
      <text:p text:style-name="P4"><text:s/><text:span text:style-name="T8">D</text:span><text:span text:style-name="T10">9</text:span><text:span text:style-name="T7"> <text:s text:c="18"/></text:span><text:span text:style-name="T8">F#m</text:span><text:span text:style-name="T10">9</text:span><text:span text:style-name="T7"> <text:s text:c="11"/></text:span><text:span text:style-name="T8">E</text:span></text:p>
      <text:p text:style-name="P5">Mostra o Teu poder, mostra o Teu poder</text:p>
      <text:p text:style-name="P5"/>
      <text:p text:style-name="P6">A<text:span text:style-name="T15">9</text:span></text:p>
      <text:p text:style-name="P4"><text:s text:c="2"/><text:span text:style-name="T7">Com Teu toque vem nos restaurar</text:span></text:p>
      <text:p text:style-name="P6">F#m<text:span text:style-name="T15">9</text:span></text:p>
      <text:p text:style-name="P4"><text:s text:c="2"/><text:span text:style-name="T7">Teu espírito vem nos avivar</text:span></text:p>
      <text:p text:style-name="P4"><text:s/><text:span text:style-name="T8">D</text:span><text:span text:style-name="T10">9</text:span><text:span text:style-name="T7"> <text:s text:c="18"/></text:span><text:span text:style-name="T8">F#m</text:span><text:span text:style-name="T10">9</text:span><text:span text:style-name="T7"> <text:s text:c="11"/></text:span><text:span text:style-name="T8">E</text:span></text:p>
      <text:p text:style-name="P5">Mostra o Teu poder, mostra o Teu poder</text:p>
      <text:p text:style-name="P8"/>
      <text:p text:style-name="P7"/>
      <text:p text:style-name="P5"><text:span text:style-name="T12">Solo:</text:span> <text:s/><text:span text:style-name="T11">A</text:span><text:span text:style-name="T13">9</text:span> <text:s/><text:span text:style-name="T11">F#m</text:span><text:span text:style-name="T13">9</text:span> <text:s/><text:span text:style-name="T11">D</text:span><text:span text:style-name="T13">9</text:span> <text:s/><text:span text:style-name="T11">F#m</text:span><text:span text:style-name="T13">9</text:span> <text:s/><text:span text:style-name="T11">E</text:span></text:p>
      <text:p text:style-name="P8"/>
      <text:p text:style-name="P8"/>
      <text:p text:style-name="P4"><text:s/><text:span text:style-name="T8">A</text:span><text:span text:style-name="T10">9</text:span><text:span text:style-name="T7"> <text:s text:c="15"/></text:span><text:span text:style-name="T8">F#m9</text:span></text:p>
      <text:p text:style-name="P5">Deus, perto Tu Estás</text:p>
      <text:p text:style-name="P4"><text:s text:c="10"/><text:span text:style-name="T8">D</text:span><text:span text:style-name="T10">9</text:span><text:span text:style-name="T7"> <text:s text:c="6"/></text:span><text:span text:style-name="T8">F#m9</text:span><text:span text:style-name="T7"> <text:s/></text:span><text:span text:style-name="T8">E</text:span></text:p>
      <text:p text:style-name="P5">Nossa oração, respon—des</text:p>
      <text:p text:style-name="P5"/>
      <text:p text:style-name="P4"><text:s/><text:span text:style-name="T8">A</text:span><text:span text:style-name="T10">9</text:span><text:span text:style-name="T7"> <text:s text:c="19"/></text:span><text:span text:style-name="T8">F#m9</text:span></text:p>
      <text:p text:style-name="P5">Vem, com Teu fogo em nós</text:p>
      <text:p text:style-name="P4"><text:s text:c="12"/><text:span text:style-name="T8">D</text:span><text:span text:style-name="T10">9</text:span><text:span text:style-name="T7"> <text:s text:c="6"/></text:span><text:span text:style-name="T8">F#m9</text:span><text:span text:style-name="T7"> <text:s/></text:span><text:span text:style-name="T8">E</text:span></text:p>
      <text:p text:style-name="P5">Somos povo Teu, nos ou—ve</text:p>
      <text:p text:style-name="P5"/>
      <text:p text:style-name="P8"/>
      <text:p text:style-name="P5"><draw:custom-shape text:anchor-type="char" draw:z-index="3" draw:style-name="gr3" draw:text-style-name="P16" svg:width="2.654cm" svg:height="0.588cm" svg:x="0.004cm" svg:y="0.019cm"><text:p text:style-name="P15"><text:span text:style-name="T16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5"/>
      <text:p text:style-name="P8"/>
      <text:p text:style-name="P8"/>
      <text:p text:style-name="P5"><text:span text:style-name="T12">Solo:</text:span> <text:span text:style-name="T11">F#m9</text:span> <text:s/><text:span text:style-name="T11">D</text:span><text:span text:style-name="T13">9</text:span> <text:s/><text:span text:style-name="T11">A</text:span><text:span text:style-name="T13">9</text:span> <text:s/><text:span text:style-name="T11">C#m</text:span><text:span text:style-name="T13">7</text:span></text:p>
      <text:p text:style-name="P4"><text:s text:c="6"/><text:span text:style-name="T8">F#m9</text:span><text:span text:style-name="T7"> <text:s/></text:span><text:span text:style-name="T8">D</text:span><text:span text:style-name="T10">9</text:span><text:span text:style-name="T7"> <text:s/></text:span><text:span text:style-name="T8">A</text:span><text:span text:style-name="T10">9</text:span><text:span text:style-name="T7"> <text:s/></text:span><text:span text:style-name="T8">C#m</text:span><text:span text:style-name="T10">7</text:span></text:p>
      <text:p text:style-name="P8"/>
      <text:p text:style-name="P8"/>
      <text:p text:style-name="P5"><draw:custom-shape text:anchor-type="paragraph" draw:z-index="4" draw:name="Forma2" draw:style-name="gr2" draw:text-style-name="P17" svg:width="0.772cm" svg:height="1.588cm" svg:x="8.267cm" svg:y="0.17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1">F#m9</text:span> <text:s text:c="16"/><text:span text:style-name="T11">D</text:span><text:span text:style-name="T13">9</text:span></text:p>
      <text:p text:style-name="P4"><draw:custom-shape text:anchor-type="char" draw:z-index="5" draw:style-name="gr1" draw:text-style-name="P16" svg:width="1.87cm" svg:height="0.419cm" svg:x="9.149cm" svg:y="0.33cm"><text:p text:style-name="P15"><text:span text:style-name="T16">Repetir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2"/><text:span text:style-name="T7">Tua presença aqui, já podemos sentir</text:span></text:p>
      <text:p text:style-name="P5"><text:span text:style-name="T11">A</text:span><text:span text:style-name="T13">9</text:span> <text:s text:c="8"/><text:span text:style-name="T11">C#m</text:span><text:span text:style-name="T13">7</text:span></text:p>
      <text:p text:style-name="P4"><text:s text:c="2"/><text:span text:style-name="T7">Aleluia, aleluia</text:span></text:p>
      <text:p text:style-name="P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1-08-30T19:08:22.011000000</meta:print-date>
    <dc:date>2021-08-30T19:08:36.563000000</dc:date>
    <meta:editing-cycles>80</meta:editing-cycles>
    <meta:editing-duration>P3DT15H1M3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9" meta:word-count="145" meta:character-count="926" meta:non-whitespace-character-count="5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